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amilie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igh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inson</text:p>
          </table:table-cell>
          <table:table-cell office:value-type="float" office:value="2" calcext:value-type="float">
            <text:p>2</text:p>
          </table:table-cell>
          <table:table-cell table:style-name="ce1" table:formula="of:=([.$F$6]/[.$B$10])*[.B2]" office:value-type="currency" office:currency="USD" office:value="336.461538461538" calcext:value-type="currency">
            <text:p>$336.4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 Night</text:p>
          </table:table-cell>
        </table:table-row>
        <table:table-row table:style-name="ro1">
          <table:table-cell office:value-type="string" calcext:value-type="string">
            <text:p>Dahlin (M)</text:p>
          </table:table-cell>
          <table:table-cell office:value-type="float" office:value="2" calcext:value-type="float">
            <text:p>2</text:p>
          </table:table-cell>
          <table:table-cell table:style-name="ce1" table:formula="of:=([.$F$6]/[.$B$10])*[.B3]" office:value-type="currency" office:currency="USD" office:value="336.461538461538" calcext:value-type="currency">
            <text:p>$336.46</text:p>
          </table:table-cell>
          <table:table-cell table:number-columns-repeated="2"/>
          <table:table-cell table:style-name="ce1" office:value-type="currency" office:currency="USD" office:value="729" calcext:value-type="currency">
            <text:p>$729.00</text:p>
          </table:table-cell>
        </table:table-row>
        <table:table-row table:style-name="ro1">
          <table:table-cell office:value-type="string" calcext:value-type="string">
            <text:p>Dahlin</text:p>
          </table:table-cell>
          <table:table-cell office:value-type="float" office:value="1" calcext:value-type="float">
            <text:p>1</text:p>
          </table:table-cell>
          <table:table-cell table:style-name="ce1" table:formula="of:=([.$F$6]/[.$B$10])*[.B4]" office:value-type="currency" office:currency="USD" office:value="168.230769230769" calcext:value-type="currency">
            <text:p>$168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a</text:p>
          </table:table-cell>
          <table:table-cell office:value-type="float" office:value="2" calcext:value-type="float">
            <text:p>2</text:p>
          </table:table-cell>
          <table:table-cell table:style-name="ce1" table:formula="of:=([.$F$6]/[.$B$10])*[.B5]" office:value-type="currency" office:currency="USD" office:value="336.461538461538" calcext:value-type="currency">
            <text:p>$336.46</text:p>
          </table:table-cell>
          <table:table-cell table:number-columns-repeated="2"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1" calcext:value-type="float">
            <text:p>1</text:p>
          </table:table-cell>
          <table:table-cell table:style-name="ce1" table:formula="of:=([.$F$6]/[.$B$10])*[.B6]" office:value-type="currency" office:currency="USD" office:value="168.230769230769" calcext:value-type="currency">
            <text:p>$168.23</text:p>
          </table:table-cell>
          <table:table-cell table:number-columns-repeated="2"/>
          <table:table-cell table:style-name="ce1" table:formula="of:=[.F3]*[.D2]" office:value-type="currency" office:currency="USD" office:value="2187" calcext:value-type="currency">
            <text:p>$2,187.00</text:p>
          </table:table-cell>
        </table:table-row>
        <table:table-row table:style-name="ro1">
          <table:table-cell office:value-type="string" calcext:value-type="string">
            <text:p>Brainard</text:p>
          </table:table-cell>
          <table:table-cell office:value-type="float" office:value="2" calcext:value-type="float">
            <text:p>2</text:p>
          </table:table-cell>
          <table:table-cell table:style-name="ce1" table:formula="of:=([.$F$6]/[.$B$10])*[.B7]" office:value-type="currency" office:currency="USD" office:value="336.461538461538" calcext:value-type="currency">
            <text:p>$336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atar</text:p>
          </table:table-cell>
          <table:table-cell office:value-type="float" office:value="2" calcext:value-type="float">
            <text:p>2</text:p>
          </table:table-cell>
          <table:table-cell table:style-name="ce1" table:formula="of:=([.$F$6]/[.$B$10])*[.B8]" office:value-type="currency" office:currency="USD" office:value="336.461538461538" calcext:value-type="currency">
            <text:p>$336.46</text:p>
          </table:table-cell>
          <table:table-cell table:number-columns-repeated="2"/>
          <table:table-cell office:value-type="string" calcext:value-type="string">
            <text:p>Per Person Total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style-name="ce1" table:formula="of:=([.$F$6]/[.$B$10])*[.B9]" office:value-type="currency" office:currency="USD" office:value="168.230769230769" calcext:value-type="currency">
            <text:p>$168.23</text:p>
          </table:table-cell>
          <table:table-cell table:number-columns-repeated="2"/>
          <table:table-cell table:style-name="ce1" table:formula="of:=[.F6]/[.B10]" office:value-type="currency" office:currency="USD" office:value="168.230769230769" calcext:value-type="currency">
            <text:p>$168.2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9])" office:value-type="float" office:value="13" calcext:value-type="float">
            <text:p>13</text:p>
          </table:table-cell>
          <table:table-cell table:style-name="ce1" table:formula="of:=SUM([.C2:.C9])" office:value-type="currency" office:currency="USD" office:value="2187" calcext:value-type="currency">
            <text:p>$2,187.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i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ckinso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hlin (M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hl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inard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ata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3:.B19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d Total</text:p>
          </table:table-cell>
          <table:table-cell table:formula="of:=[.B21]+[.B10]" office:value-type="float" office:value="25" calcext:value-type="float">
            <text:p>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 style:data-style-name="N2" text:time-value="20:39:44.698947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20:42:55.927134673</meta:creation-date>
    <meta:generator>LibreOffice/6.0.7.3$Linux_X86_64 LibreOffice_project/00m0$Build-3</meta:generator>
    <dc:date>2019-04-09T21:03:49.791234670</dc:date>
    <meta:editing-duration>PT25M4S</meta:editing-duration>
    <meta:editing-cycles>7</meta:editing-cycles>
    <meta:document-statistic meta:table-count="2" meta:cell-count="56" meta:object-count="0"/>
  </office:meta>
</office:document-meta>
</file>